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7327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7756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7862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1.5134in" fo:break-before="auto" style:use-optimal-row-height="true"/>
    </style:style>
    <style:style style:name="ro26" style:family="table-row">
      <style:table-row-properties style:row-height="1.6783in" fo:break-before="auto" style:use-optimal-row-height="true"/>
    </style:style>
    <style:style style:name="ro27" style:family="table-row">
      <style:table-row-properties style:row-height="1.8445in" fo:break-before="auto" style:use-optimal-row-height="true"/>
    </style:style>
    <style:style style:name="ro28" style:family="table-row">
      <style:table-row-properties style:row-height="0.9118in" fo:break-before="auto" style:use-optimal-row-height="false"/>
    </style:style>
    <style:style style:name="ro29" style:family="table-row">
      <style:table-row-properties style:row-height="2.1764in" fo:break-before="auto" style:use-optimal-row-height="true"/>
    </style:style>
    <style:style style:name="ro30" style:family="table-row">
      <style:table-row-properties style:row-height="0.352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4in" table:end-y="0.1551in" draw:z-index="0" draw:name="Graphics 3" draw:style-name="gr1" draw:text-style-name="P1" svg:width="2.311in" svg:height="1.128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2">
            <text:p>1.2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4">
            <text:p>24-Dec-2010</text:p>
          </table:table-cell>
          <table:table-cell table:style-name="ce22" office:value-type="string">
            <text:p>1.1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81">
            <text:p>18-May-11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GTN_AUT_LOG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ACC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LAG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REM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UB_FOG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ACC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ORG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RO_ADM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SIT_LIN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SIT_SHP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ADD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DE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CHP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N_EDI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G_MAN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EDI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NA_EDI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GNA_EDI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DAB_MAG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DAB_MAT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GTN_DAB_DAD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GTN_MAP_CRE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GTN_MAP_EDI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GTN_UNA_EDI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GTN_UNA_EDI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UNA_EDI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UNA_EDI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SEA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MAP_CRE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LAG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SKI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AST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GTN_PRV_AST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>
            <draw:frame table:end-cell-address="Check_List.B93" table:end-x="0.6252in" table:end-y="0.0437in" draw:z-index="0" draw:name="http://jira.exoplatform.org/images/icons/link_out_bot.gif" draw:style-name="gr1" draw:text-style-name="P1" svg:width="1.2291in" svg:height="0.052in" svg:x="1.122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08in" table:end-y="0.0425in" draw:z-index="1" draw:name="http://jira.exoplatform.org/images/icons/link_out_bot.gif" draw:style-name="gr1" draw:text-style-name="P1" svg:width="0.5161in" svg:height="0.0504in" svg:x="5.1106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>
            <draw:frame table:end-cell-address="Check_List.B101" table:end-x="0.6256in" table:end-y="0.1043in" draw:z-index="2" draw:name="http://jira.exoplatform.org/images/icons/link_out_bot.gif" draw:style-name="gr1" draw:text-style-name="P1" svg:width="1.2295in" svg:height="0.035in" svg:x="1.122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1">
            <draw:frame table:end-cell-address="Check_List.C101" table:end-x="0.5012in" table:end-y="0.1201in" draw:z-index="3" draw:name="http://jira.exoplatform.org/images/icons/link_out_bot.gif" draw:style-name="gr1" draw:text-style-name="P1" svg:width="0.5165in" svg:height="0.0508in" svg:x="5.1106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Not run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0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19">
          <table:table-cell table:style-name="ce103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</text:span><text:span text:style-name="T4">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GateIn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0">
          <table:table-cell office:value-type="string">
            <text:p>SNF_GTN_AUT_LOG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19">
          <table:table-cell office:value-type="string">
            <text:p>SNF_GTN_PUB_ACC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UB_LAG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UB_REM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UB_FOG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RV_ACC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GRO_ORG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ORG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GRO_ORG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ADM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GRO_ADM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GRO_ADM_16</text:p>
          </table:table-cell>
          <table:table-cell table:number-columns-repeated="3"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GTN_SIT_LIN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SIT_SHP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PNA_ADD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PNA_DE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PNA_CHP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NA_EDI_24</text:p>
          </table:table-cell>
          <table:table-cell table:number-columns-repeated="3"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NA_EDI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NA_EDI_28</text:p>
          </table:table-cell>
          <table:table-cell table:number-columns-repeated="3"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MAP_CRE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30">
          <table:table-cell office:value-type="string">
            <text:p>SNF_GTN_MAN_EDI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PNA_EDI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PNA_EDI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PNG_MAN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PNA_EDI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CRE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EDI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GNA_EDI_41</text:p>
          </table:table-cell>
          <table:table-cell table:number-columns-repeated="3"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GNA_EDI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DAB_MAG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DAB_MAT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DAB_DAD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CRE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MAP_EDI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UNA_EDI_56</text:p>
          </table:table-cell>
          <table:table-cell table:number-columns-repeated="3"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MAP_CRE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PRV_LAG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PRV_SKI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PRV_AST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GTN_PRV_AST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6/03/2011</text:date>, <text:time>12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1-06-03T12:01:16</dc:date>
    <meta:editing-cycles>766</meta:editing-cycles>
    <meta:editing-duration>P11DT7H38M21S</meta:editing-duration>
    <meta:user-defined meta:name="Info 1"/>
    <meta:user-defined meta:name="Info 2"/>
    <meta:user-defined meta:name="Info 3"/>
    <meta:user-defined meta:name="Info 4"/>
    <meta:document-statistic meta:table-count="4" meta:cell-count="1294" meta:object-count="5"/>
  </office:meta>
</office:document-meta>
</file>